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+2=5 – Meeting Minutes 15/10/12</text:p>
      <text:p text:style-name="P6">Attendance: Jack, Marissa, Nick, Kyle</text:p>
      <text:p text:style-name="P2"><text:span text:style-name="T1">Drive Train</text:span></text:p>
      <text:list xml:id="list1385476663" text:style-name="L1">
        <text:list-item>
          <text:p text:style-name="P3"><text:span text:style-name="T1">6” wheel</text:span></text:p>
        </text:list-item>
        <text:list-item>
          <text:p text:style-name="P3"><text:span text:style-name="T1">6 wheels</text:span></text:p>
        </text:list-item>
        <text:list-item>
          <text:p text:style-name="P3"><text:span text:style-name="T1">Offset middle wheels by 1/8”</text:span></text:p>
        </text:list-item>
        <text:list-item>
          <text:p text:style-name="P3"><text:span text:style-name="T1">Long <text:s/>and narrow frame</text:span></text:p>
        </text:list-item>
      </text:list>
      <text:p text:style-name="P2"><text:span text:style-name="T1">Pallet Collection Mechanism</text:span></text:p>
      <text:list xml:id="list2017323433" text:style-name="L2">
        <text:list-item>
          <text:p text:style-name="P4"><text:span text:style-name="T1"><text:s text:c="2"/>think about ideas!</text:span></text:p>
        </text:list-item>
      </text:list>
      <text:p text:style-name="P2"><text:span text:style-name="T1">Pallet Picking-Up Mechanism</text:span></text:p>
      <text:list xml:id="list1153600784" text:style-name="L3">
        <text:list-item>
          <text:p text:style-name="P5"><text:span text:style-name="T1">2011-esque elevator desig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10-15T15:47:32</meta:creation-date>
    <dc:date>2012-10-15T16:12:10</dc:date>
    <dc:creator>Jack McCracken</dc:creator>
    <meta:editing-duration>PT8M33S</meta:editing-duration>
    <meta:editing-cycles>1</meta:editing-cycles>
    <meta:document-statistic meta:table-count="0" meta:image-count="0" meta:object-count="0" meta:page-count="1" meta:paragraph-count="11" meta:word-count="43" meta:character-count="252" meta:non-whitespace-character-count="223"/>
    <meta:generator>LibreOffice/3.5$Linux_x86 LibreOffice_project/350m1$Build-2</meta:generator>
  </office:meta>
</office:document-meta>
</file>